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opacity="0%" draw:opacity-name="" draw:textarea-horizontal-align="justify" draw:textarea-vertical-align="middle" draw:auto-grow-height="false" fo:min-height="0.996cm" fo:min-width="0.74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opacity="0%" draw:opacity-name="" draw:textarea-horizontal-align="justify" draw:textarea-vertical-align="middle" draw:auto-grow-height="false" fo:min-height="0.998cm" fo:min-width="0.747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opacity="0%" draw:opacity-name="" draw:textarea-horizontal-align="justify" draw:textarea-vertical-align="middle" draw:auto-grow-height="false" fo:min-height="0.997cm" fo:min-width="0.74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-width="0.518cm" draw:marker-end-width="0.518cm" draw:opacity="0%" draw:opacity-name="" draw:textarea-horizontal-align="justify" draw:textarea-vertical-align="middle" draw:auto-grow-height="false" fo:min-height="0.998cm" fo:min-width="0.74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opacity="0%" draw:opacity-name="" draw:textarea-horizontal-align="justify" draw:textarea-vertical-align="middle" draw:auto-grow-height="false" fo:min-height="0.997cm" fo:min-width="0.747cm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064cm" svg:height="2.062cm" svg:x="0.199cm" svg:y="1.8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2.063cm" svg:height="2.064cm" svg:x="0.225cm" svg:y="4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7" draw:id="id7" draw:layer="layout" svg:width="2.064cm" svg:height="2.063cm" svg:x="12.358cm" svg:y="1.8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6" draw:id="id6" draw:layer="layout" svg:width="2.064cm" svg:height="2.063cm" svg:x="12.358cm" svg:y="4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" draw:id="id2" draw:layer="layout" svg:width="2.064cm" svg:height="2.064cm" svg:x="6.165cm" svg:y="0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063cm" svg:height="2.063cm" svg:x="6.167cm" svg:y="3.2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2.063cm" svg:height="2.064cm" svg:x="6.167cm" svg:y="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2.263cm" svg:y1="2.889cm" svg:x2="6.165cm" svg:y2="1.511cm" draw:start-shape="id1" draw:start-glue-point="10" draw:end-shape="id2" draw:end-glue-point="6" svg:d="M2263 2889l3902-1378" svg:viewBox="0 0 3903 1379">
          <text:p/>
        </draw:connector>
        <draw:connector draw:style-name="gr6" draw:text-style-name="P2" draw:layer="layout" draw:type="line" svg:x1="2.263cm" svg:y1="2.889cm" svg:x2="6.167cm" svg:y2="7.096cm" draw:start-shape="id1" draw:start-glue-point="10" draw:end-shape="id3" draw:end-glue-point="6" svg:d="M2263 2889l3904 4207" svg:viewBox="0 0 3905 4208">
          <text:p/>
        </draw:connector>
        <draw:connector draw:style-name="gr6" draw:text-style-name="P2" draw:layer="layout" draw:type="line" svg:x1="2.263cm" svg:y1="2.889cm" svg:x2="6.167cm" svg:y2="4.254cm" draw:start-shape="id1" draw:start-glue-point="10" draw:end-shape="id4" draw:end-glue-point="6" svg:d="M2263 2889l3904 1365" svg:viewBox="0 0 3905 1366">
          <text:p/>
        </draw:connector>
        <draw:connector draw:style-name="gr6" draw:text-style-name="P2" draw:layer="layout" draw:type="line" svg:x1="2.288cm" svg:y1="5.685cm" svg:x2="6.167cm" svg:y2="7.096cm" draw:start-shape="id5" draw:start-glue-point="10" draw:end-shape="id3" draw:end-glue-point="6" svg:d="M2288 5685l3879 1411" svg:viewBox="0 0 3880 1412">
          <text:p/>
        </draw:connector>
        <draw:connector draw:style-name="gr6" draw:text-style-name="P2" draw:layer="layout" draw:type="line" svg:x1="2.288cm" svg:y1="5.685cm" svg:x2="6.165cm" svg:y2="1.511cm" draw:start-shape="id5" draw:start-glue-point="10" draw:end-shape="id2" draw:end-glue-point="6" svg:d="M2288 5685l3877-4174" svg:viewBox="0 0 3878 4175">
          <text:p/>
        </draw:connector>
        <draw:connector draw:style-name="gr6" draw:text-style-name="P2" draw:layer="layout" draw:type="line" svg:x1="2.288cm" svg:y1="5.685cm" svg:x2="6.167cm" svg:y2="4.254cm" draw:start-shape="id5" draw:start-glue-point="10" draw:end-shape="id4" draw:end-glue-point="6" svg:d="M2288 5685l3879-1431" svg:viewBox="0 0 3880 1432">
          <text:p/>
        </draw:connector>
        <draw:connector draw:style-name="gr6" draw:text-style-name="P2" draw:layer="layout" draw:type="line" svg:x1="8.23cm" svg:y1="7.096cm" svg:x2="12.358cm" svg:y2="5.674cm" draw:start-shape="id3" draw:start-glue-point="10" draw:end-shape="id6" draw:end-glue-point="6" svg:d="M8230 7096l4128-1422" svg:viewBox="0 0 4129 1423">
          <text:p/>
        </draw:connector>
        <draw:connector draw:style-name="gr6" draw:text-style-name="P2" draw:layer="layout" draw:type="line" svg:x1="8.23cm" svg:y1="4.254cm" svg:x2="12.358cm" svg:y2="5.674cm" draw:start-shape="id4" draw:start-glue-point="10" draw:end-shape="id6" draw:end-glue-point="6" svg:d="M8230 4254l4128 1420" svg:viewBox="0 0 4129 1421">
          <text:p/>
        </draw:connector>
        <draw:connector draw:style-name="gr6" draw:text-style-name="P2" draw:layer="layout" draw:type="line" svg:x1="8.23cm" svg:y1="7.096cm" svg:x2="12.358cm" svg:y2="2.838cm" draw:start-shape="id3" draw:start-glue-point="10" draw:end-shape="id7" draw:end-glue-point="6" svg:d="M8230 7096l4128-4258" svg:viewBox="0 0 4129 4259">
          <text:p/>
        </draw:connector>
        <draw:connector draw:style-name="gr6" draw:text-style-name="P2" draw:layer="layout" draw:type="line" svg:x1="8.23cm" svg:y1="4.254cm" svg:x2="12.358cm" svg:y2="2.838cm" draw:start-shape="id4" draw:start-glue-point="10" draw:end-shape="id7" draw:end-glue-point="6" svg:d="M8230 4254l4128-1416" svg:viewBox="0 0 4129 1417">
          <text:p/>
        </draw:connector>
        <draw:connector draw:style-name="gr6" draw:text-style-name="P2" draw:layer="layout" draw:type="line" svg:x1="8.229cm" svg:y1="1.511cm" svg:x2="12.358cm" svg:y2="2.838cm" draw:start-shape="id2" draw:start-glue-point="10" draw:end-shape="id7" draw:end-glue-point="6" svg:d="M8229 1511l4129 1327" svg:viewBox="0 0 4130 1328">
          <text:p/>
        </draw:connector>
        <draw:connector draw:style-name="gr6" draw:text-style-name="P2" draw:layer="layout" draw:type="line" svg:x1="8.229cm" svg:y1="1.511cm" svg:x2="12.358cm" svg:y2="5.674cm" draw:start-shape="id2" draw:start-glue-point="10" draw:end-shape="id6" draw:end-glue-point="6" svg:d="M8229 1511l4129 4163" svg:viewBox="0 0 4130 4164">
          <text:p/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8:22:13.773690120</meta:creation-date>
    <dc:date>2019-04-03T20:22:09.330025184</dc:date>
    <meta:editing-duration>PT1H2M10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